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43H28M46.651051S" calcext:value-type="time">
            <text:p>1443:28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1]-[.B271] &gt; 0; [.C271]-[.B2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1]-[.F271] &gt; 0; [.G271]-[.F271]; 0)" office:value-type="time" office:time-value="PT00H00M00S" calcext:value-type="time">
            <text:p>00:00</text:p>
          </table:table-cell>
          <table:table-cell table:formula="of:=[.D271]+[.H2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2]-[.B272] &gt; 0; [.C272]-[.B2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9]-[.B279] &gt; 0; [.C279]-[.B2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9]-[.F279] &gt; 0; [.G279]-[.F279]; 0)" office:value-type="time" office:time-value="PT00H00M00S" calcext:value-type="time">
            <text:p>00:00</text:p>
          </table:table-cell>
          <table:table-cell table:formula="of:=[.D279]+[.H2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1" table:number-rows-repeated="5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1">00/00/0000</text:date>, <text:time style:data-style-name="N2" text:time-value="07:38:52.4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21T16:55:16.686000000</dc:date>
    <meta:editing-duration>P64DT4H36M10S</meta:editing-duration>
    <meta:editing-cycles>1698</meta:editing-cycles>
    <meta:generator>LibreOffice/7.2.6.2$Windows_X86_64 LibreOffice_project/b0ec3a565991f7569a5a7f5d24fed7f52653d754</meta:generator>
    <dc:creator>Benjamin Laws</dc:creator>
    <meta:document-statistic meta:table-count="2" meta:cell-count="2041" meta:object-count="0"/>
  </office:meta>
</office:document-meta>
</file>